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4990b" officeooo:paragraph-rsid="0004990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 home banking: <text:s/>I need to be able to cash checks, deposit money (cash and coins) and make cash purchases online, via some kind of money scanner and vault. </text:p>
      <text:p text:style-name="P1"/>
      <text:p text:style-name="P1">I refuse to cash the checks I receive when the bank wants to charge me 7 dollars a check. Is that a joke? Its like a fucking ponzee scheme. </text:p>
      <text:p text:style-name="P1"/>
      <text:p text:style-name="P1">So if we make a cash based credit card company, it needs to do this. </text:p>
      <text:p text:style-name="P1"/>
      <text:p text:style-name="P1">I need to deposit money into it, and then be able to buy and sell stocks and bonds, </text:p>
      <text:p text:style-name="P1"/>
      <text:p text:style-name="P1">I need my own credit card company that gives me alerts each time I spend with how much money I have</text:p>
      <text:p text:style-name="P1"/>
      <text:p text:style-name="P1">we have to stop people from over spending. So we deposit cash into a vault to be shipped to wherever. We need to a lot a certain amount of money for food and groceries and then use the rest for whatever. It takes a little bit of maturity, but come on, I really need to deposit checks in home into a computer based bank account. </text:p>
      <text:p text:style-name="P1"/>
      <text:p text:style-name="P1">I seriously cannot handle this nonsense. Please help me open a little computer based bank. Stop the farces against me. IT needs to be able to send and receive donations, and maybe, maybe we take 2-3% of profits, up to 5 or 10,000 dollars. So if you donate a million dollars, we (since we need to make money) would get a random amount between 5 and 10,000 dollars. </text:p>
      <text:p text:style-name="P1"/>
      <text:p text:style-name="P1">This would be a fair way for me to make money, and a completely fair banking system, where we may charge a rate of a few dollars per transaction (even with multiple checks) etcetera, and like a few cents if people don’t have a bank account with us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5T13:26:27.847000000</meta:creation-date>
    <dc:date>2018-05-05T13:34:59.598000000</dc:date>
    <meta:editing-duration>PT8M32S</meta:editing-duration>
    <meta:editing-cycles>1</meta:editing-cycles>
    <meta:document-statistic meta:table-count="0" meta:image-count="0" meta:object-count="0" meta:page-count="1" meta:paragraph-count="8" meta:word-count="293" meta:character-count="1490" meta:non-whitespace-character-count="1197"/>
    <meta:generator>LibreOffice/6.0.3.2$Windows_X86_64 LibreOffice_project/8f48d515416608e3a835360314dac7e47fd0b821</meta:generator>
  </office:meta>
</office:document-meta>
</file>